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 svg:font-family="Helv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
    </style:style>
    <style:style style:name="P2" style:family="paragraph" style:parent-style-name="Standard">
      <style:paragraph-properties fo:text-align="center" style:justify-single-word="false"/>
      <style:text-properties style:font-name="Helve"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Helve"/>
    </style:style>
    <style:style style:name="P4" style:family="paragraph" style:parent-style-name="Standard" style:list-style-name="L1">
      <style:paragraph-properties fo:text-align="justify" style:justify-single-word="false"/>
      <style:text-properties style:font-name="Helve"/>
    </style:style>
    <style:style style:name="P5" style:family="paragraph" style:parent-style-name="Standard" style:list-style-name="L2">
      <style:paragraph-properties fo:text-align="justify" style:justify-single-word="false"/>
      <style:text-properties style:font-name="Helve"/>
    </style:style>
    <style:style style:name="P6" style:family="paragraph" style:parent-style-name="Standard">
      <style:paragraph-properties fo:text-align="justify" style:justify-single-word="false"/>
      <style:text-properties style:font-name="Helve" fo:font-weight="bold" style:font-weight-asian="bold" style:font-weight-complex="bold"/>
    </style:style>
    <style:style style:name="P7" style:family="paragraph" style:parent-style-name="Standard" style:list-style-name="L1">
      <style:paragraph-properties fo:text-align="justify" style:justify-single-word="false"/>
      <style:text-properties style:font-name="Helve" fo:font-weight="bold" style:font-weight-asian="bold" style:font-weight-complex="bold"/>
    </style:style>
    <style:style style:name="P8" style:family="paragraph" style:parent-style-name="Standard">
      <style:paragraph-properties fo:text-align="justify" style:justify-single-word="false"/>
      <style:text-properties style:font-name="Helve" fo:font-weight="normal" style:font-weight-asian="normal" style:font-weight-complex="normal"/>
    </style:style>
    <style:style style:name="P9" style:family="paragraph" style:parent-style-name="Standard" style:list-style-name="L3">
      <style:paragraph-properties fo:text-align="justify" style:justify-single-word="false"/>
      <style:text-properties style:font-name="Helve" fo:font-weight="normal" style:font-weight-asian="normal" style:font-weight-complex="normal"/>
    </style:style>
    <style:style style:name="P10" style:family="paragraph" style:parent-style-name="Standard" style:list-style-name="L1">
      <style:paragraph-properties fo:text-align="justify" style:justify-single-word="false"/>
    </style:style>
    <style:style style:name="P11" style:family="paragraph" style:parent-style-name="Footer">
      <style:paragraph-properties fo:text-align="end" style:justify-single-word="false"/>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end"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variant="normal" fo:text-transform="none" fo:color="#202124" fo:letter-spacing="normal"/>
    </style:style>
    <style:style style:name="T4" style:family="text">
      <style:text-properties style:font-name="Helve"/>
    </style:style>
    <style:style style:name="T5" style:family="text">
      <style:text-properties style:font-name="Helv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cha 3. Constitución y puesta en marcha</text:p>
      <text:p text:style-name="P1"/>
      <text:p text:style-name="P3"><text:span text:style-name="T2">Objetivo:</text:span> saber elegir la forma jurídica adecuada y tener claro todos los trámites que son necesarios para la constitución y puesta en marcha del proyecto.</text:p>
      <text:p text:style-name="P3"/>
      <text:p text:style-name="P6">Puntos a desarrollar:</text:p>
      <text:p text:style-name="P3"/>
      <text:p text:style-name="P6">1.- Datos de identificación de la empresa.</text:p>
      <text:p text:style-name="P6"/>
      <text:list xml:id="list8629974539912234432" text:style-name="L1">
        <text:list-item>
          <text:p text:style-name="P4"><text:span text:style-name="T1">Razón Social:</text:span> ESROT S.L.N.E.U.</text:p>
        </text:list-item>
        <text:list-item>
          <text:p text:style-name="P4"><text:span text:style-name="T1">NIF:</text:span> B12345678</text:p>
        </text:list-item>
        <text:list-item>
          <text:p text:style-name="P4"><text:span text:style-name="T1">Forma Jurídica:</text:span> Sociedad Limitada de Nueva Empresa Unipersonal</text:p>
        </text:list-item>
        <text:list-item>
          <text:p text:style-name="P4"><text:span text:style-name="T1">Domicilio Social:</text:span> Avinguda Jaume Recorder, 16, 08301, Mataró, Barcelona</text:p>
        </text:list-item>
        <text:list-item>
          <text:p text:style-name="P10"><text:span text:style-name="T5">Capital Social y % desembolsado: </text:span><text:span text:style-name="T4">3.000 </text:span><text:span text:style-name="T3">€</text:span></text:p>
        </text:list-item>
        <text:list-item>
          <text:p text:style-name="P7">Relación Socios (nombre y apellidos, DNI y % de capital):</text:p>
          <text:list>
            <text:list-item>
              <text:p text:style-name="P4">Pepito Garcia Garcia, 87654321P, 100%</text:p>
            </text:list-item>
          </text:list>
        </text:list-item>
        <text:list-item>
          <text:p text:style-name="P7">Objeto social:</text:p>
          <text:list>
            <text:list-item>
              <text:p text:style-name="P4">Ofrecer servicios de entretenimiento presencial para personas.</text:p>
            </text:list-item>
            <text:list-item>
              <text:p text:style-name="P4">Venta de merchandising de la empresa.</text:p>
            </text:list-item>
          </text:list>
        </text:list-item>
        <text:list-item>
          <text:p text:style-name="P4"><text:span text:style-name="T1">Órganos de Administración y Gestión:</text:span> Administración Única</text:p>
        </text:list-item>
      </text:list>
      <text:p text:style-name="P3"/>
      <text:p text:style-name="P3"/>
      <text:p text:style-name="P6">2.- Elección de la forma jurídica de la empresa.</text:p>
      <text:p text:style-name="P6"/>
      <text:p text:style-name="P6"><text:tab/>En este punto debes reflexionar sobre los aspectos que consideras más importantes a la hora de tomar la decisión sobre que forma jurídica adoptar:</text:p>
      <text:p text:style-name="P3"/>
      <text:p text:style-name="P3"><text:tab/>Elijo la Sociedad Limitada de Nueva Empresa Unipersonal, por el hecho que puedo montar el negocio sin necesidad de otros socios, la sociedad es limitada, no es muy compleja de poner en marcha y no necesito un gran capital para desarrollar esta actividad.</text:p>
      <text:p text:style-name="P3"/>
      <text:p text:style-name="P3"/>
      <text:p text:style-name="P6">3.- Trámites para la constitución de la empresa.</text:p>
      <text:p text:style-name="P6"/>
      <text:p text:style-name="P6">Haz una recopilación y cumplimentación de todos aquellos trámites que sean necesarios para constituirse como empresa.</text:p>
      <text:p text:style-name="P3"/>
      <text:p text:style-name="P3"/>
      <text:p text:style-name="P3"/>
      <text:p text:style-name="P3"/>
      <text:p text:style-name="P3"><text:soft-page-break/>Necesitaré:</text:p>
      <text:list xml:id="list7372842105128771001" text:style-name="L2">
        <text:list-item>
          <text:p text:style-name="P5">Certificación negativa denominación social.</text:p>
        </text:list-item>
        <text:list-item>
          <text:p text:style-name="P5">Escritura Pública.</text:p>
        </text:list-item>
        <text:list-item>
          <text:p text:style-name="P5">ITP y AJD.</text:p>
        </text:list-item>
        <text:list-item>
          <text:p text:style-name="P5">Inscripción de la empresa</text:p>
        </text:list-item>
        <text:list-item>
          <text:p text:style-name="P5">Número de identificación fiscal definitivo.</text:p>
        </text:list-item>
      </text:list>
      <text:p text:style-name="P3"/>
      <text:p text:style-name="P3"/>
      <text:p text:style-name="P6">4.- Trámites para la puesta en marcha de la empresa.</text:p>
      <text:p text:style-name="P6"/>
      <text:p text:style-name="P6">Haz una recopilación y cumplimentación de todos aquellos trámites que sean necesarios para poner en marcha la empresa.</text:p>
      <text:p text:style-name="P6"/>
      <text:p text:style-name="P8">Necesitaré:</text:p>
      <text:list xml:id="list6994980067133842712" text:style-name="L3">
        <text:list-item>
          <text:p text:style-name="P9">Alta Censo de Empresarios</text:p>
        </text:list-item>
        <text:list-item>
          <text:p text:style-name="P9">Alta de IAE</text:p>
        </text:list-item>
        <text:list-item>
          <text:p text:style-name="P9">Inscripción empresa Seguridad Social</text:p>
        </text:list-item>
        <text:list-item>
          <text:p text:style-name="P9">Licencia de obras</text:p>
        </text:list-item>
        <text:list-item>
          <text:p text:style-name="P9">Licencia de actividades</text:p>
        </text:list-item>
        <text:list-item>
          <text:p text:style-name="P9">Comunicación apertura centro de trabaj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 svg:font-family="Helv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hadow="none"/>
    </style:style>
    <style:style style:name="Tabla1.A" style:family="table-column">
      <style:table-column-properties style:column-width="8.5cm" style:rel-column-width="32767*"/>
    </style:style>
    <style:style style:name="Tabla1.A1" style:family="table-cell">
      <style:table-cell-properties fo:padding="0.097cm" fo:border="none"/>
    </style:style>
    <style:style style:name="MP1" style:family="paragraph" style:parent-style-name="Table_20_Contents">
      <style:text-properties fo:font-size="10pt" style:font-size-asian="10pt" style:font-size-complex="10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a1" table:style-name="Tabla1">
          <table:table-column table:style-name="Tabla1.A" table:number-columns-repeated="2"/>
          <table:table-row>
            <table:table-cell table:style-name="Tabla1.A1" office:value-type="string">
              <text:p text:style-name="MP1">EIE</text:p>
            </table:table-cell>
            <table:table-cell table:style-name="Tabla1.A1" office:value-type="string">
              <text:p text:style-name="MP2">Carlos Valenzuela García</text:p>
            </table:table-cell>
          </table:table-row>
        </table:table>
        <text:p text:style-name="Header"/>
      </style:header>
      <style:footer>
        <text:p text:style-name="MP3"><text:page-number text:select-page="current">1</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1-03-04T17:53:49.13</meta:creation-date>
    <dc:date>2021-03-04T19:01:09.77</dc:date>
    <dc:creator>Carlos Valenzuela García</dc:creator>
    <meta:editing-duration>PT1H7M27S</meta:editing-duration>
    <meta:editing-cycles>4</meta:editing-cycles>
    <meta:generator>OpenOffice/4.1.7$Win32 OpenOffice.org_project/417m1$Build-9800</meta:generator>
    <meta:document-statistic meta:table-count="1" meta:image-count="0" meta:object-count="0" meta:page-count="2" meta:paragraph-count="38" meta:word-count="297" meta:character-count="1879"/>
  </office:meta>
</office:document-meta>
</file>